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cfc7e" officeooo:paragraph-rsid="000cfc7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cfc7e" officeooo:paragraph-rsid="000cfc7e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cfc7e" officeooo:paragraph-rsid="000cfc7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officeooo:rsid="000ef274" officeooo:paragraph-rsid="000ef274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ef274" style:font-size-asian="12.25pt" style:font-size-complex="14pt"/>
    </style:style>
    <style:style style:name="T3" style:family="text">
      <style:text-properties officeooo:rsid="000f9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io Herling Spadotto</text:p>
      <text:p text:style-name="P3">04/04/2025</text:p>
      <text:p text:style-name="P1"/>
      <text:p text:style-name="P1">Trabalho sobre levantamento e resolução de Problemas.</text:p>
      <text:p text:style-name="P1"/>
      <text:p text:style-name="P2"><text:span text:style-name="T1">1. Descrição do Problema:</text:span></text:p>
      <text:p text:style-name="P2"><text:span text:style-name="T1"/></text:p>
      <text:p text:style-name="P2"><text:span text:style-name="T1"><text:tab/> </text:span><text:span text:style-name="T2">Atualmente, o hábito de se alimentar mal está crescendo cada vez mais. A alimentação é base para nossa vida, nossa saúde, bem-estar e longevidade. No entanto, muitas pessoas não tem condições financeiras de ir até um nutricionista e fazer ao menos uma alimentação balanceada com base em seu peso e taxa metabólica basal.</text:span></text:p>
      <text:p text:style-name="P2"/>
      <text:p text:style-name="P4">2. Descrição do software:</text:p>
      <text:p text:style-name="P4"/>
      <text:p text:style-name="P4"><text:tab/>A minha ideia é fazer um software que inicia perguntando ao usuário seu peso, com qual frequência prática esportes e por meio de cálculos já conhecidos, que nos dão os valores que devemos ingerir de proteína, carboidrato e gorduras. Não será algo extremamente profissional, mas vai melhorar a qualidade nutricional do indivíduo que utiliz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4T20:12:39.775000000</meta:creation-date>
    <dc:date>2025-04-04T20:35:49.594000000</dc:date>
    <meta:editing-duration>PT1M39S</meta:editing-duration>
    <meta:editing-cycles>1</meta:editing-cycles>
    <meta:document-statistic meta:table-count="0" meta:image-count="0" meta:object-count="0" meta:page-count="1" meta:paragraph-count="7" meta:word-count="126" meta:character-count="798" meta:non-whitespace-character-count="676"/>
    <meta:generator>LibreOffice/7.2.5.2$Windows_X86_64 LibreOffice_project/499f9727c189e6ef3471021d6132d4c694f357e5</meta:generator>
  </office:meta>
</office:document-meta>
</file>